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60000018A7F9507E71E8A7D45.png" manifest:media-type="image/png"/>
  <manifest:file-entry manifest:full-path="Pictures/10001A1800003095000028B858F450B7A44D6930.svg" manifest:media-type="image/svg+xml"/>
  <manifest:file-entry manifest:full-path="Pictures/10000201000000C8000000C8F77E9F31F5DC39D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1.27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Line_20_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3.9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5.996cm"/>
    </style:style>
    <style:style style:name="P1" style:family="paragraph">
      <loext:graphic-properties draw:fill="none" draw:fill-color="#ffffff"/>
      <style:text-properties style:font-name="Ubuntu"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Ubuntu Mono1" fo:font-size="14pt" style:font-size-asian="14pt" style:font-size-complex="14pt"/>
    </style:style>
    <style:style style:name="T1" style:family="text">
      <style:text-properties style:font-name="Ubuntu" fo:font-size="16pt" style:font-size-asian="16pt" style:font-size-complex="16pt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49cm" svg:height="1.27cm" svg:x="2.397cm" svg:y="1.254cm">
          <draw:text-box>
            <text:p><text:span text:style-name="T1">github.com/AllenDowney/ThinkBayes2</text:span></text:p>
          </draw:text-box>
        </draw:frame>
        <draw:frame draw:style-name="gr2" draw:text-style-name="P1" draw:layer="layout" svg:width="12.827cm" svg:height="1.521cm" svg:x="9.763cm" svg:y="6.715cm">
          <draw:text-box>
            <text:p><text:span text:style-name="T1">github.com/YourGitHubUserName/ThinkBayes2</text:span></text:p>
          </draw:text-box>
        </draw:frame>
        <draw:frame draw:style-name="gr3" draw:text-style-name="P2" draw:layer="layout" svg:width="1.381cm" svg:height="1.381cm" svg:x="1.016cm" svg:y="1.016cm">
          <draw:image xlink:href="Pictures/10000201000000C8000000C8F77E9F31F5DC39D1.png" xlink:type="simple" xlink:show="embed" xlink:actuate="onLoad">
            <text:p/>
          </draw:image>
        </draw:frame>
        <draw:frame draw:style-name="gr3" draw:text-style-name="P2" draw:layer="layout" svg:width="1.381cm" svg:height="1.381cm" svg:x="8.382cm" svg:y="6.461cm">
          <draw:image xlink:href="Pictures/10000201000000C8000000C8F77E9F31F5DC39D1.png" xlink:type="simple" xlink:show="embed" xlink:actuate="onLoad">
            <text:p/>
          </draw:image>
        </draw:frame>
        <draw:path draw:style-name="gr4" draw:text-style-name="P2" draw:layer="layout" svg:width="7.155cm" svg:height="2.006cm" draw:transform="rotate (-0.851895207898433) translate (3.27203626523513cm 1.5835286409106cm)" svg:viewBox="0 0 7156 2007" svg:d="M0 2007c4050 0 7156-2007 7156-2007">
          <text:p/>
        </draw:path>
        <draw:frame draw:style-name="gr5" draw:text-style-name="P3" draw:layer="layout" svg:width="3.711cm" svg:height="1.8cm" svg:x="1.254cm" svg:y="5.042cm">
          <draw:text-box>
            <text:p><text:span text:style-name="T2">Fork button</text:span></text:p>
            <text:p><text:span text:style-name="T2">on GitHub</text:span></text:p>
          </draw:text-box>
        </draw:frame>
        <draw:path draw:style-name="gr4" draw:text-style-name="P2" draw:layer="layout" svg:width="7.155cm" svg:height="2.006cm" draw:transform="rotate (2.28969744569136) translate (7.23696373476488cm 7.52847135908941cm)" svg:viewBox="0 0 7156 2007" svg:d="M0 2007c4050 0 7156-2007 7156-2007">
          <text:p/>
        </draw:path>
        <draw:frame draw:style-name="gr5" draw:text-style-name="P3" draw:layer="layout" svg:width="3.711cm" svg:height="1.8cm" svg:x="6.814cm" svg:y="3.159cm">
          <draw:text-box>
            <text:p><text:span text:style-name="T2">Pull request</text:span></text:p>
            <text:p><text:span text:style-name="T2">on GitHub</text:span></text:p>
          </draw:text-box>
        </draw:frame>
        <draw:path draw:style-name="gr4" draw:text-style-name="P2" draw:layer="layout" svg:width="7.155cm" svg:height="2.006cm" draw:transform="rotate (2.28969744569136) translate (17.5239637347649cm 13.2434713590894cm)" svg:viewBox="0 0 7156 2007" svg:d="M0 2007c4050 0 7156-2007 7156-2007">
          <text:p/>
        </draw:path>
        <draw:frame draw:style-name="gr2" draw:text-style-name="P1" draw:layer="layout" svg:width="4.35cm" svg:height="1.521cm" svg:x="17.51cm" svg:y="11.922cm">
          <draw:text-box>
            <text:p><text:span text:style-name="T1">~/ThinkBayes2</text:span></text:p>
          </draw:text-box>
        </draw:frame>
        <draw:frame draw:name="1295112541.svg" draw:style-name="gr3" draw:text-style-name="P2" draw:layer="layout" svg:width="1.906cm" svg:height="1.597cm" svg:x="15.604cm" svg:y="11.595cm">
          <draw:image xlink:href="Pictures/10001A1800003095000028B858F450B7A44D6930.svg" xlink:type="simple" xlink:show="embed" xlink:actuate="onLoad">
            <text:p/>
          </draw:image>
          <draw:image xlink:href="Pictures/10000201000001D60000018A7F9507E71E8A7D45.png" xlink:type="simple" xlink:show="embed" xlink:actuate="onLoad"/>
        </draw:frame>
        <draw:path draw:style-name="gr4" draw:text-style-name="P2" draw:layer="layout" svg:width="7.155cm" svg:height="2.006cm" draw:transform="rotate (-0.851895207898433) translate (10.6380362652351cm 6.9175286409106cm)" svg:viewBox="0 0 7156 2007" svg:d="M0 2007c4050 0 7156-2007 7156-2007">
          <text:p/>
        </draw:path>
        <draw:frame draw:style-name="gr6" draw:text-style-name="P4" draw:layer="layout" svg:width="15.238cm" svg:height="0.751cm" svg:x="0.546cm" svg:y="12.43cm">
          <draw:text-box>
            <text:p><text:span text:style-name="T3">git clone https://github.com/YourGitHubUserName/ThinkBayes2</text:span></text:p>
          </draw:text-box>
        </draw:frame>
        <draw:path draw:style-name="gr4" draw:text-style-name="P2" draw:layer="layout" svg:width="6.02cm" svg:height="1.7cm" draw:transform="skewX (0.0762708883121522) rotate (-0.813672497279757) translate (11.3427546417291cm 7.29204188458336cm)" svg:viewBox="0 0 6021 1701" svg:d="M0 1701c3407 0 6021-1701 6021-1701">
          <text:p/>
        </draw:path>
        <draw:frame draw:style-name="gr7" draw:text-style-name="P4" draw:layer="layout" svg:width="2.5cm" svg:height="0.751cm" svg:x="11.668cm" svg:y="9.089cm">
          <draw:text-box>
            <text:p><text:span text:style-name="T3">git pull</text:span></text:p>
          </draw:text-box>
        </draw:frame>
        <draw:frame draw:style-name="gr7" draw:text-style-name="P4" draw:layer="layout" svg:width="2.5cm" svg:height="0.751cm" svg:x="17.129cm" svg:y="9.128cm">
          <draw:text-box>
            <text:p><text:span text:style-name="T3">git push</text:span></text:p>
          </draw:text-box>
        </draw:frame>
        <draw:path draw:style-name="gr4" draw:text-style-name="P2" draw:layer="layout" svg:width="13.138cm" svg:height="8.33cm" draw:transform="skewX (-0.0825540736193318) rotate (-0.228812664936458) translate (12.43cm 1.762cm)" svg:viewBox="0 0 13139 8331" svg:d="M0 0c23475 3 8334 8331 8334 8331">
          <text:p/>
        </draw:path>
        <draw:frame draw:style-name="gr8" draw:text-style-name="P4" draw:layer="layout" svg:width="6.496cm" svg:height="0.751cm" svg:x="18.145cm" svg:y="2.524cm">
          <draw:text-box>
            <text:p><text:span text:style-name="T3">git pull upstream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1:35:32.019720604</meta:creation-date>
    <dc:date>2018-08-22T16:22:30.371562262</dc:date>
    <meta:editing-duration>PT8M20S</meta:editing-duration>
    <meta:editing-cycles>2</meta:editing-cycles>
    <meta:generator>LibreOffice/5.0.3.2$Linux_X86_64 LibreOffice_project/00m0$Build-2</meta:generator>
    <meta:document-statistic meta:object-count="18"/>
  </office:meta>
</office:document-meta>
</file>